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E0733BDF34EA209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Arial1" svg:font-family="Aria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fo:font-size="10pt" officeooo:rsid="00235f8d" officeooo:paragraph-rsid="001e714d" style:font-size-asian="10pt" style:font-size-complex="10pt"/>
    </style:style>
    <style:style style:name="P2" style:family="paragraph" style:parent-style-name="Text_20_body">
      <style:paragraph-properties fo:orphans="0" fo:widows="0" fo:hyphenation-ladder-count="no-limit" style:writing-mode="lr-tb"/>
      <style:text-properties style:use-window-font-color="true" style:font-name="Times New Roman" fo:font-size="12pt" fo:language="fr" fo:country="FR" officeooo:rsid="002327cd" officeooo:paragraph-rsid="001aaf1b" style:font-name-asian="Arial Unicode MS" style:font-size-asian="12pt" style:font-name-complex="Times New Roman" style:font-size-complex="12pt" style:language-complex="ar" style:country-complex="SA" fo:hyphenate="false" fo:hyphenation-remain-char-count="2" fo:hyphenation-push-char-count="2"/>
    </style:style>
    <style:style style:name="P3" style:family="paragraph" style:parent-style-name="Text_20_body">
      <style:paragraph-properties fo:orphans="0" fo:widows="0" fo:hyphenation-ladder-count="no-limit" style:writing-mode="lr-tb"/>
      <style:text-properties style:use-window-font-color="true" style:font-name="Times New Roman" fo:font-size="12pt" fo:language="fr" fo:country="FR" officeooo:paragraph-rsid="001aaf1b" style:font-name-asian="Arial Unicode MS" style:font-size-asian="12pt" style:font-name-complex="Times New Roman" style:font-size-complex="12pt" style:language-complex="ar" style:country-complex="SA" fo:hyphenate="false" fo:hyphenation-remain-char-count="2" fo:hyphenation-push-char-count="2"/>
    </style:style>
    <style:style style:name="P4" style:family="paragraph" style:parent-style-name="Text_20_body">
      <style:paragraph-properties fo:orphans="0" fo:widows="0" fo:hyphenation-ladder-count="no-limit" style:writing-mode="lr-tb"/>
      <style:text-properties style:use-window-font-color="true" style:font-name="Times New Roman" fo:font-size="12pt" fo:language="fr" fo:country="FR" officeooo:rsid="0029f073" officeooo:paragraph-rsid="001aaf1b" style:font-name-asian="Arial Unicode MS" style:font-size-asian="12pt" style:font-name-complex="Times New Roman" style:font-size-complex="12pt" style:language-complex="ar" style:country-complex="SA" fo:hyphenate="false" fo:hyphenation-remain-char-count="2" fo:hyphenation-push-char-count="2"/>
    </style:style>
    <style:style style:name="P5" style:family="paragraph" style:parent-style-name="Text_20_body">
      <style:paragraph-properties fo:orphans="0" fo:widows="0" fo:hyphenation-ladder-count="no-limit" style:writing-mode="lr-tb"/>
      <style:text-properties style:use-window-font-color="true" officeooo:paragraph-rsid="001aaf1b" fo:hyphenate="false" fo:hyphenation-remain-char-count="2" fo:hyphenation-push-char-count="2"/>
    </style:style>
    <style:style style:name="P6" style:family="paragraph" style:parent-style-name="Text_20_body">
      <style:paragraph-properties fo:orphans="0" fo:widows="0" fo:hyphenation-ladder-count="no-limit" style:writing-mode="lr-tb"/>
      <style:text-properties officeooo:paragraph-rsid="001aaf1b" fo:hyphenate="false" fo:hyphenation-remain-char-count="2" fo:hyphenation-push-char-count="2"/>
    </style:style>
    <style:style style:name="P7" style:family="paragraph" style:parent-style-name="Text_20_body">
      <style:paragraph-properties fo:text-align="center" style:justify-single-word="false" fo:orphans="0" fo:widows="0" fo:hyphenation-ladder-count="no-limit" style:writing-mode="lr-tb"/>
      <style:text-properties officeooo:paragraph-rsid="001aaf1b" fo:hyphenate="false" fo:hyphenation-remain-char-count="2" fo:hyphenation-push-char-count="2"/>
    </style:style>
    <style:style style:name="P8" style:family="paragraph" style:parent-style-name="Text_20_body">
      <style:paragraph-properties fo:text-align="justify" style:justify-single-word="false"/>
      <style:text-properties officeooo:paragraph-rsid="001aaf1b"/>
    </style:style>
    <style:style style:name="P9" style:family="paragraph" style:parent-style-name="Text_20_body">
      <style:text-properties fo:font-size="12pt" officeooo:paragraph-rsid="001aaf1b" style:font-size-asian="12pt" style:font-size-complex="12pt"/>
    </style:style>
    <style:style style:name="P10" style:family="paragraph" style:parent-style-name="Text_20_body">
      <style:paragraph-properties fo:text-align="justify" style:justify-single-word="false"/>
      <style:text-properties style:use-window-font-color="true" style:font-name="Times New Roman" fo:font-size="12pt" fo:language="fr" fo:country="FR" officeooo:rsid="0041896b" officeooo:paragraph-rsid="001aaf1b" style:font-name-asian="Arial Unicode MS" style:font-size-asian="12pt" style:font-name-complex="Times New Roman" style:font-size-complex="12pt" style:language-complex="ar" style:country-complex="SA"/>
    </style:style>
    <style:style style:name="P11" style:family="paragraph" style:parent-style-name="Text_20_body">
      <style:text-properties style:use-window-font-color="true" style:font-name="Times New Roman" fo:font-size="12pt" fo:language="fr" fo:country="FR" officeooo:rsid="002327cd" officeooo:paragraph-rsid="001aaf1b" style:font-name-asian="Arial Unicode MS" style:font-size-asian="12pt" style:font-name-complex="Times New Roman" style:font-size-complex="12pt" style:language-complex="ar" style:country-complex="SA"/>
    </style:style>
    <style:style style:name="P12" style:family="paragraph" style:parent-style-name="Text_20_body">
      <style:paragraph-properties fo:text-align="justify" style:justify-single-word="false"/>
      <style:text-properties style:font-name="Times New Roman" fo:font-size="12pt" officeooo:paragraph-rsid="001aaf1b" style:font-size-asian="12pt" style:font-size-complex="12pt"/>
    </style:style>
    <style:style style:name="P13" style:family="paragraph" style:parent-style-name="Text_20_body">
      <style:text-properties style:font-name="Times New Roman" fo:font-size="12pt" fo:font-weight="normal" officeooo:paragraph-rsid="001aaf1b" style:font-size-asian="12pt" style:font-weight-asian="normal" style:font-size-complex="12pt" style:font-weight-complex="normal"/>
    </style:style>
    <style:style style:name="P14" style:family="paragraph" style:parent-style-name="Text_20_body">
      <style:text-properties fo:font-size="16pt" officeooo:paragraph-rsid="001aaf1b" style:font-size-asian="16pt" style:font-size-complex="16pt"/>
    </style:style>
    <style:style style:name="P15" style:family="paragraph" style:parent-style-name="Text_20_body">
      <style:text-properties officeooo:rsid="002e2ad2" officeooo:paragraph-rsid="001aaf1b"/>
    </style:style>
    <style:style style:name="P16" style:family="paragraph" style:parent-style-name="Text_20_body">
      <style:paragraph-properties fo:text-align="justify" style:justify-single-word="false"/>
      <style:text-properties fo:font-style="italic" officeooo:paragraph-rsid="001aaf1b"/>
    </style:style>
    <style:style style:name="P17" style:family="paragraph" style:parent-style-name="Text_20_body">
      <style:text-properties officeooo:rsid="0011900f" officeooo:paragraph-rsid="001aaf1b"/>
    </style:style>
    <style:style style:name="P18" style:family="paragraph" style:parent-style-name="Text_20_body">
      <style:text-properties officeooo:rsid="002dc171" officeooo:paragraph-rsid="001aaf1b"/>
    </style:style>
    <style:style style:name="P19" style:family="paragraph" style:parent-style-name="Text_20_body">
      <style:text-properties officeooo:rsid="003451db" officeooo:paragraph-rsid="001aaf1b"/>
    </style:style>
    <style:style style:name="P20" style:family="paragraph" style:parent-style-name="Text_20_body">
      <style:paragraph-properties fo:text-align="justify" style:justify-single-word="false"/>
      <style:text-properties fo:color="#000000" officeooo:paragraph-rsid="001aaf1b"/>
    </style:style>
    <style:style style:name="P21" style:family="paragraph" style:parent-style-name="Text_20_body">
      <style:text-properties officeooo:paragraph-rsid="001aaf1b"/>
    </style:style>
    <style:style style:name="P22" style:family="paragraph" style:parent-style-name="Text_20_body">
      <style:paragraph-properties fo:orphans="0" fo:widows="0" fo:hyphenation-ladder-count="no-limit" fo:break-before="page" style:writing-mode="lr-tb"/>
      <style:text-properties officeooo:paragraph-rsid="001aaf1b" fo:hyphenate="false" fo:hyphenation-remain-char-count="2" fo:hyphenation-push-char-count="2"/>
    </style:style>
    <style:style style:name="P23" style:family="paragraph" style:parent-style-name="Standard">
      <style:text-properties fo:font-size="12pt" officeooo:paragraph-rsid="001aaf1b" style:font-size-asian="12pt" style:font-size-complex="12pt"/>
    </style:style>
    <style:style style:name="P24" style:family="paragraph" style:parent-style-name="Heading_20_1" style:list-style-name="Numbering_20_1">
      <style:text-properties officeooo:paragraph-rsid="001aaf1b"/>
    </style:style>
    <style:style style:name="P25" style:family="paragraph" style:parent-style-name="Heading_20_1" style:list-style-name="Numbering_20_1">
      <style:text-properties fo:font-size="16pt" officeooo:paragraph-rsid="001aaf1b" style:font-size-asian="16pt" style:font-size-complex="16pt"/>
    </style:style>
    <style:style style:name="P26" style:family="paragraph" style:parent-style-name="Heading_20_1" style:list-style-name="Numbering_20_1">
      <style:paragraph-properties fo:text-align="justify" style:justify-single-word="false"/>
      <style:text-properties style:font-name="Arial" fo:font-size="16pt" officeooo:paragraph-rsid="001aaf1b" style:font-size-asian="16pt" style:font-size-complex="16pt"/>
    </style:style>
    <style:style style:name="P27" style:family="paragraph" style:parent-style-name="Heading_20_1" style:list-style-name="Numbering_20_1">
      <style:text-properties officeooo:rsid="00386007" officeooo:paragraph-rsid="001aaf1b"/>
    </style:style>
    <style:style style:name="P28" style:family="paragraph" style:parent-style-name="Heading_20_1" style:list-style-name="Numbering_20_1">
      <style:paragraph-properties fo:margin-top="0.423cm" fo:margin-bottom="0.212cm" loext:contextual-spacing="false" fo:orphans="0" fo:widows="0" fo:hyphenation-ladder-count="no-limit" fo:keep-with-next="always" style:writing-mode="lr-tb"/>
      <style:text-properties style:use-window-font-color="true" style:font-name="Arial" fo:font-size="16pt" fo:language="fr" fo:country="FR" officeooo:paragraph-rsid="001aaf1b" style:font-name-asian="MS Mincho" style:font-size-asian="16pt" style:font-name-complex="Tahoma" style:font-size-complex="16pt" style:language-complex="ar" style:country-complex="SA" fo:hyphenate="false" fo:hyphenation-remain-char-count="2" fo:hyphenation-push-char-count="2"/>
    </style:style>
    <style:style style:name="P29" style:family="paragraph" style:parent-style-name="Heading_20_2" style:list-style-name="Numbering_20_1">
      <style:text-properties officeooo:paragraph-rsid="001aaf1b"/>
    </style:style>
    <style:style style:name="P30" style:family="paragraph" style:parent-style-name="Heading_20_3" style:list-style-name="Numbering_20_1">
      <style:text-properties officeooo:paragraph-rsid="001aaf1b"/>
    </style:style>
    <style:style style:name="P31" style:family="paragraph" style:parent-style-name="Text_20_body" style:list-style-name="L2">
      <style:text-properties officeooo:rsid="002dc171" officeooo:paragraph-rsid="001aaf1b"/>
    </style:style>
    <style:style style:name="P32" style:family="paragraph" style:parent-style-name="Text_20_body" style:list-style-name="L3">
      <style:text-properties officeooo:paragraph-rsid="001aaf1b"/>
    </style:style>
    <style:style style:name="P33" style:family="paragraph" style:parent-style-name="Text_20_body" style:list-style-name="L4">
      <style:text-properties officeooo:paragraph-rsid="001aaf1b"/>
    </style:style>
    <style:style style:name="P34" style:family="paragraph" style:parent-style-name="Text_20_body" style:list-style-name="L1">
      <style:paragraph-properties fo:orphans="0" fo:widows="0" fo:hyphenation-ladder-count="no-limit" style:writing-mode="lr-tb"/>
      <style:text-properties style:use-window-font-color="true" style:font-name="Times New Roman" fo:font-size="12pt" fo:language="fr" fo:country="FR" officeooo:paragraph-rsid="001aaf1b" style:font-name-asian="Arial Unicode MS" style:font-size-asian="12pt" style:font-name-complex="Times New Roman" style:font-size-complex="12pt" style:language-complex="ar" style:country-complex="SA" fo:hyphenate="false" fo:hyphenation-remain-char-count="2" fo:hyphenation-push-char-count="2"/>
    </style:style>
    <style:style style:name="T1" style:family="text">
      <style:text-properties officeooo:rsid="002586b6"/>
    </style:style>
    <style:style style:name="T2" style:family="text">
      <style:text-properties officeooo:rsid="0026524e"/>
    </style:style>
    <style:style style:name="T3" style:family="text">
      <style:text-properties fo:font-variant="normal" fo:text-transform="none" fo:color="#000000" style:font-name="Arial1" fo:font-size="12pt" fo:letter-spacing="normal" fo:language="fr" fo:country="FR" fo:font-style="normal" fo:font-weight="normal" style:font-size-asian="12pt" style:font-weight-asian="normal" style:font-size-complex="12pt" style:font-weight-complex="normal"/>
    </style:style>
    <style:style style:name="T4" style:family="text">
      <style:text-properties fo:font-variant="normal" fo:text-transform="none" fo:color="#000000" style:font-name="Arial" fo:font-size="12pt" fo:letter-spacing="normal" fo:language="fr" fo:country="FR" fo:font-style="normal" fo:font-weight="normal" style:font-size-asian="12pt" style:font-weight-asian="normal" style:font-size-complex="12pt" style:font-weight-complex="normal"/>
    </style:style>
    <style:style style:name="T5" style:family="text">
      <style:text-properties fo:font-variant="normal" fo:text-transform="none" fo:color="#000000" style:font-name="Arial" fo:font-size="12pt" fo:letter-spacing="normal" fo:language="fr" fo:country="FR" fo:font-style="normal" fo:font-weight="normal" officeooo:rsid="00146882" style:font-size-asian="12pt" style:font-weight-asian="normal" style:font-size-complex="12pt" style:font-weight-complex="normal"/>
    </style:style>
    <style:style style:name="T6" style:family="text">
      <style:text-properties fo:font-variant="normal" fo:text-transform="none" fo:color="#000000" style:font-name="Arial" fo:font-size="12pt" fo:letter-spacing="normal" fo:language="fr" fo:country="FR" fo:font-style="normal" fo:font-weight="normal" officeooo:rsid="001bf568" style:font-size-asian="12pt" style:font-weight-asian="normal" style:font-size-complex="12pt" style:font-weight-complex="normal"/>
    </style:style>
    <style:style style:name="T7" style:family="text">
      <style:text-properties fo:font-variant="normal" fo:text-transform="none" fo:color="#000000" style:font-name="Arial" fo:font-size="12pt" fo:letter-spacing="normal" fo:language="fr" fo:country="FR" fo:font-style="normal" fo:font-weight="normal" officeooo:rsid="0011900f" style:font-size-asian="12pt" style:font-weight-asian="normal" style:font-size-complex="12pt" style:font-weight-complex="normal"/>
    </style:style>
    <style:style style:name="T8" style:family="text">
      <style:text-properties fo:font-variant="normal" fo:text-transform="none" fo:color="#000000" style:font-name="Arial" fo:font-size="12pt" fo:letter-spacing="normal" fo:language="fr" fo:country="FR" fo:font-style="normal" fo:font-weight="normal" officeooo:rsid="0011900f" style:font-name-asian="Arial Unicode MS" style:font-size-asian="12pt" style:font-weight-asian="normal" style:font-name-complex="Times New Roman" style:font-size-complex="12pt" style:language-complex="ar" style:country-complex="SA" style:font-weight-complex="normal"/>
    </style:style>
    <style:style style:name="T9" style:family="text">
      <style:text-properties fo:font-variant="normal" fo:text-transform="none" fo:color="#000000" style:font-name="Arial" fo:font-size="12pt" fo:letter-spacing="normal" fo:language="fr" fo:country="FR" fo:font-style="normal" fo:font-weight="normal" officeooo:rsid="00146882" style:font-name-asian="Arial Unicode MS" style:font-size-asian="12pt" style:font-weight-asian="normal" style:font-name-complex="Times New Roman" style:font-size-complex="12pt" style:language-complex="ar" style:country-complex="SA" style:font-weight-complex="normal"/>
    </style:style>
    <style:style style:name="T10" style:family="text">
      <style:text-properties fo:font-variant="normal" fo:text-transform="none" fo:color="#000000" style:font-name="Arial" fo:font-size="12pt" fo:letter-spacing="normal" fo:language="fr" fo:country="FR" fo:font-style="normal" fo:font-weight="bold" officeooo:rsid="0011b812" style:font-size-asian="12pt" style:font-weight-asian="bold" style:font-size-complex="12pt" style:font-weight-complex="bold"/>
    </style:style>
    <style:style style:name="T11" style:family="text">
      <style:text-properties fo:font-variant="normal" fo:text-transform="none" fo:color="#000000" style:font-name="Arial" fo:font-size="12pt" fo:letter-spacing="normal" fo:language="fr" fo:country="FR" fo:font-style="normal" fo:font-weight="bold" officeooo:rsid="001370e8" style:font-size-asian="12pt" style:font-weight-asian="bold" style:font-size-complex="12pt" style:font-weight-complex="bold"/>
    </style:style>
    <style:style style:name="T12" style:family="text">
      <style:text-properties fo:font-variant="normal" fo:text-transform="none" fo:color="#000000" style:font-name="Times New Roman" fo:font-size="12pt" fo:letter-spacing="normal" fo:language="fr" fo:country="FR" fo:font-style="normal" fo:font-weight="normal" officeooo:rsid="004318e8" style:font-size-asian="12pt" style:font-weight-asian="normal" style:font-size-complex="12pt" style:font-weight-complex="normal"/>
    </style:style>
    <style:style style:name="T13" style:family="text">
      <style:text-properties fo:font-variant="normal" fo:text-transform="none" fo:color="#000000" style:font-name="Times New Roman" fo:font-size="12pt" fo:letter-spacing="normal" fo:language="fr" fo:country="FR" fo:font-style="normal" fo:font-weight="normal" officeooo:rsid="001bf568" style:font-size-asian="12pt" style:font-weight-asian="normal" style:font-size-complex="12pt" style:font-weight-complex="normal"/>
    </style:style>
    <style:style style:name="T14" style:family="text">
      <style:text-properties fo:font-variant="normal" fo:text-transform="none" style:font-name="Arial" fo:letter-spacing="normal" fo:font-style="normal" fo:font-weight="bold" style:font-weight-asian="bold" style:font-weight-complex="bold"/>
    </style:style>
    <style:style style:name="T15" style:family="text">
      <style:text-properties fo:font-variant="normal" fo:text-transform="none" style:font-name="Arial" fo:letter-spacing="normal" fo:font-style="normal" fo:font-weight="bold" officeooo:rsid="0026c2fc" style:font-weight-asian="bold" style:font-weight-complex="bold"/>
    </style:style>
    <style:style style:name="T16" style:family="text">
      <style:text-properties officeooo:rsid="00408bae"/>
    </style:style>
    <style:style style:name="T17" style:family="text">
      <style:text-properties officeooo:rsid="00175b44"/>
    </style:style>
    <style:style style:name="T18" style:family="text">
      <style:text-properties officeooo:rsid="001860f1"/>
    </style:style>
    <style:style style:name="T19" style:family="text">
      <style:text-properties officeooo:rsid="002a8b32"/>
    </style:style>
    <style:style style:name="T20" style:family="text">
      <style:text-properties officeooo:rsid="000c726b"/>
    </style:style>
    <style:style style:name="T21" style:family="text">
      <style:text-properties style:font-name="Times New Roman1" fo:font-weight="normal" officeooo:rsid="000a8b9b" style:font-weight-asian="normal" style:font-name-complex="Arial" style:font-weight-complex="normal"/>
    </style:style>
    <style:style style:name="T22" style:family="text">
      <style:text-properties fo:background-color="transparent" loext:char-shading-value="0"/>
    </style:style>
    <style:style style:name="T23" style:family="text">
      <style:text-properties officeooo:rsid="00408bae" fo:background-color="transparent" loext:char-shading-value="0"/>
    </style:style>
    <style:style style:name="T24" style:family="text">
      <style:text-properties officeooo:rsid="00471c6e"/>
    </style:style>
    <style:style style:name="T25" style:family="text">
      <style:text-properties officeooo:rsid="001862cf"/>
    </style:style>
    <style:style style:name="T26" style:family="text">
      <style:text-properties officeooo:rsid="004318e8"/>
    </style:style>
    <style:style style:name="T27" style:family="text">
      <style:text-properties officeooo:rsid="0041896b"/>
    </style:style>
    <style:style style:name="T28" style:family="text">
      <style:text-properties style:use-window-font-color="true" style:font-name="Times New Roman1" fo:font-size="12pt" fo:language="fr" fo:country="FR" fo:font-weight="normal" officeooo:rsid="000a8b9b" style:font-name-asian="Arial Unicode MS" style:font-size-asian="12pt" style:font-weight-asian="normal" style:font-name-complex="Arial" style:font-size-complex="12pt" style:language-complex="ar" style:country-complex="SA" style:font-weight-complex="normal"/>
    </style:style>
    <style:style style:name="T29" style:family="text">
      <style:text-properties style:use-window-font-color="true" style:font-name="Times New Roman" fo:font-size="12pt" fo:language="fr" fo:country="FR" style:font-name-asian="Arial Unicode MS" style:font-size-asian="12pt" style:font-name-complex="Times New Roman" style:font-size-complex="12pt" style:language-complex="ar" style:country-complex="SA"/>
    </style:style>
    <style:style style:name="T30" style:family="text">
      <style:text-properties style:use-window-font-color="true" fo:language="fr" fo:country="FR" style:font-name-asian="Arial Unicode MS" style:font-name-complex="Times New Roman" style:language-complex="ar" style:country-complex="SA"/>
    </style:style>
    <style:style style:name="T31" style:family="text">
      <style:text-properties style:use-window-font-color="true" fo:language="fr" fo:country="FR" officeooo:rsid="0041896b" style:font-name-asian="Arial Unicode MS" style:font-name-complex="Times New Roman" style:language-complex="ar" style:country-complex="SA"/>
    </style:style>
    <style:style style:name="T32" style:family="text">
      <style:text-properties officeooo:rsid="001cb7bd"/>
    </style:style>
    <style:style style:name="T33" style:family="text">
      <style:text-properties officeooo:rsid="001deceb"/>
    </style:style>
    <style:style style:name="T34" style:family="text">
      <style:text-properties officeooo:rsid="001bf568"/>
    </style:style>
    <style:style style:name="T35" style:family="text">
      <style:text-properties style:font-name="Times New Roman"/>
    </style:style>
    <style:style style:name="T36" style:family="text">
      <style:text-properties style:font-name="Times New Roman" fo:font-size="12pt" fo:font-weight="normal" style:font-size-asian="12pt" style:font-weight-asian="normal" style:font-size-complex="12pt" style:font-weight-complex="normal"/>
    </style:style>
    <style:style style:name="T37" style:family="text">
      <style:text-properties style:font-name="Times New Roman" fo:font-size="12pt" fo:font-weight="normal" officeooo:rsid="004318e8" style:font-size-asian="12pt" style:font-weight-asian="normal" style:font-size-complex="12pt" style:font-weight-complex="normal"/>
    </style:style>
    <style:style style:name="T38" style:family="text">
      <style:text-properties style:font-name="Times New Roman" fo:font-size="12pt" fo:font-weight="normal" officeooo:rsid="00378445" style:font-size-asian="12pt" style:font-weight-asian="normal" style:font-size-complex="12pt" style:font-weight-complex="normal"/>
    </style:style>
    <style:style style:name="T39" style:family="text">
      <style:text-properties style:font-name="Times New Roman" fo:font-size="12pt" fo:font-weight="normal" officeooo:rsid="001cc0cc" style:font-size-asian="12pt" style:font-weight-asian="normal" style:font-size-complex="12pt" style:font-weight-complex="normal"/>
    </style:style>
    <style:style style:name="T40" style:family="text">
      <style:text-properties style:font-name="Times New Roman" fo:font-size="12pt" fo:font-weight="normal" officeooo:rsid="001deceb" style:font-size-asian="12pt" style:font-weight-asian="normal" style:font-size-complex="12pt" style:font-weight-complex="normal"/>
    </style:style>
    <style:style style:name="T41" style:family="text">
      <style:text-properties style:font-name="Times New Roman" fo:font-size="12pt" fo:language="fr" fo:country="FR" officeooo:rsid="003a8305" style:font-name-asian="Arial Unicode MS" style:font-size-asian="12pt" style:font-name-complex="Times New Roman" style:font-size-complex="12pt" style:language-complex="ar" style:country-complex="SA"/>
    </style:style>
    <style:style style:name="T42" style:family="text">
      <style:text-properties style:font-name="Times New Roman" fo:font-size="12pt" fo:language="fr" fo:country="FR" style:text-underline-style="solid" style:text-underline-width="auto" style:text-underline-color="font-color" officeooo:rsid="003a8305" style:font-name-asian="Arial Unicode MS" style:font-size-asian="12pt" style:font-name-complex="Times New Roman" style:font-size-complex="12pt" style:language-complex="ar" style:country-complex="SA"/>
    </style:style>
    <style:style style:name="T43" style:family="text">
      <style:text-properties officeooo:rsid="001ede65"/>
    </style:style>
    <style:style style:name="T44" style:family="text">
      <style:text-properties fo:font-size="12pt" style:font-size-asian="12pt" style:font-size-complex="12pt"/>
    </style:style>
    <style:style style:name="T45" style:family="text">
      <style:text-properties fo:font-size="12pt" officeooo:rsid="004318e8" style:font-size-asian="12pt" style:font-size-complex="12pt"/>
    </style:style>
    <style:style style:name="T46" style:family="text">
      <style:text-properties officeooo:rsid="0020caab"/>
    </style:style>
    <style:style style:name="T47" style:family="text">
      <style:text-properties fo:font-style="normal" style:font-style-asian="normal" style:font-style-complex="normal"/>
    </style:style>
    <style:style style:name="T48" style:family="text">
      <style:text-properties style:font-name="Arial" fo:font-weight="normal" style:font-weight-asian="normal" style:font-weight-complex="normal"/>
    </style:style>
    <style:style style:name="T49" style:family="text">
      <style:text-properties officeooo:rsid="0012b610"/>
    </style:style>
    <style:style style:name="T50" style:family="text">
      <style:text-properties officeooo:rsid="002dc171"/>
    </style:style>
    <style:style style:name="T51" style:family="text">
      <style:text-properties officeooo:rsid="003a8305"/>
    </style:style>
    <style:style style:name="T52" style:family="text">
      <style:text-properties officeooo:rsid="0038b84f"/>
    </style:style>
    <style:style style:name="T53" style:family="text">
      <style:text-properties officeooo:rsid="0030f780"/>
    </style:style>
    <style:style style:name="T54" style:family="text">
      <style:text-properties officeooo:rsid="0032178c"/>
    </style:style>
    <style:style style:name="T55" style:family="text">
      <style:text-properties officeooo:rsid="004449a8"/>
    </style:style>
    <style:style style:name="T56" style:family="text">
      <style:text-properties officeooo:rsid="003b04c1"/>
    </style:style>
    <style:style style:name="T57" style:family="text">
      <style:text-properties style:text-underline-style="solid" style:text-underline-width="auto" style:text-underline-color="font-color"/>
    </style:style>
    <style:style style:name="T58" style:family="text">
      <style:text-properties officeooo:rsid="003496e8"/>
    </style:style>
    <style:style style:name="T59" style:family="text">
      <style:text-properties officeooo:rsid="0037e3fd"/>
    </style:style>
    <style:style style:name="T60" style:family="text">
      <style:text-properties fo:font-size="11pt"/>
    </style:style>
    <style:style style:name="T61" style:family="text">
      <style:text-properties fo:font-size="11pt" style:text-underline-style="solid" style:text-underline-width="auto" style:text-underline-color="font-color"/>
    </style:style>
    <style:style style:name="T62" style:family="text">
      <style:text-properties officeooo:rsid="0029742a"/>
    </style:style>
    <style:style style:name="T63" style:family="text">
      <style:text-properties officeooo:rsid="001aaf1b"/>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Le Client reconnaît être parfaitement informé du fait que son accord concernant le contenu des présentes conditions générales ne nécessite pas la signature manuscrite de ce document.</text:p>
      <text:p text:style-name="P8"> </text:p>
      <text:p text:style-name="P8">Le Client déclare être majeur et avoir la pleine capacité juridique lui permettant de s’engager au titre des présentes conditions générales.</text:p>
      <text:p text:style-name="P8"> </text:p>
      <text:p text:style-name="P8">Le Client déclare disposer de la faculté de sauvegarder les présentes conditions générales. </text:p>
      <text:list xml:id="list805481579644929756" text:style-name="Numbering_20_1">
        <text:list-item>
          <text:h text:style-name="P25" text:outline-level="1">Article 1 : Définitions</text:h>
        </text:list-item>
      </text:list>
      <text:p text:style-name="P6">Société : <text:span text:style-name="T63">[status] </text:span><text:span text:style-name="Strong_20_Emphasis"><text:span text:style-name="T3">[company]</text:span></text:span> au capital de <text:span text:style-name="Strong_20_Emphasis"><text:span text:style-name="T5">[capital]</text:span></text:span> euros, ayant <text:span text:style-name="T16">son</text:span> siège social <text:span text:style-name="Strong_20_Emphasis"><text:span text:style-name="T5">[adress]</text:span></text:span> et immatriculée au <text:span text:style-name="Strong_20_Emphasis"><text:span text:style-name="T8">[registration_number]</text:span></text:span></text:p>
      <text:p text:style-name="P21">Client: désigne toute personne physique ou morale ayant la pleine capacité juridique lors de l’achat de Produit ou l’utilisation des Services proposés par la société <text:span text:style-name="Strong_20_Emphasis"><text:span text:style-name="T3">[company]</text:span></text:span> et/ou personne(s) physique(s) utilisatrice(s) de ces mêmes Produits et Services sous la responsabilité du client.</text:p>
      <text:p text:style-name="P21">Partenaire: désigne toute personne physique ou morale proposant des Produits par le biais de la Société.</text:p>
      <text:p text:style-name="P21">Contrat : désigne par ordre décroissant d’importance les éventuelles <text:span text:style-name="T17">C</text:span>onditions <text:span text:style-name="T17">P</text:span>articulières, Conditions Générales d’Utilisation (CGU). <text:span text:style-name="T18">les</text:span> <text:span text:style-name="T17">Conditions Générales de Ventes (CGV). </text:span></text:p>
      <text:p text:style-name="P21">Site: désigne le site Internet [website], propriété de la Société.</text:p>
      <text:p text:style-name="P21">Charte Graphique: désigne les créations relatives à la structure générale du Site.</text:p>
      <text:p text:style-name="P21">Cookie: désigne un petit fichier texte stocké par le navigateur web sur la mémoire vive de l’internaute et qui permet aujourd’hui de retenir des informations. Selon la loi l'acceptation de cookie est demandé lors de la première connexion pour une durée maximale de 12 mois. Des cookies peuvent être aussi généré<text:span text:style-name="T16">s</text:span> par services prestataires pour la <text:span text:style-name="T16">S</text:span>ociété tel<text:span text:style-name="T16">s</text:span> que Google, Yahoo, Facebook, etc...</text:p>
      <text:p text:style-name="P21">Internaute: Personne qui navigue à l'aide d'un navigateur sur le site internet proposé par la <text:span text:style-name="T16">S</text:span>ociété,</text:p>
      <text:p text:style-name="P21">Codes d'accès: désigne l'identifiant de l'internaute et son mot de passe de connexion choisis par l'internaute lors de son inscription, lui permettant de s'identifier et de se connecter aux différents services souscrits fournis sur le Site. </text:p>
      <text:p text:style-name="P21">Produit physique: désigne tout type de bien matériel pouvant être proposé au Client par la Société dans le cadre de son activité.</text:p>
      <text:p text:style-name="P21">Produit virtuel: désigne tout type de produit non matériel pouvant être proposé au Client par la Société ou ses Partenaires, notamment et non limitativement, module, thème graphique, vidéo, logo, modèle de document, livre électronique...</text:p>
      <text:p text:style-name="P21">Contenu: Le terme « Contenu Utilisateur » désigne les données transmises par l'Utilisateur dans les différentes rubriques du Site.</text:p>
      <text:p text:style-name="P21">Services Clients: désigne l’ensemble des services d’assistance technique, commerciale ou pour toute réclamation, mis à disposition par la Société à ses Clients aux coordonnées suivantes : <text:s/></text:p>
      <text:p text:style-name="P7"><text:span text:style-name="Strong_20_Emphasis"><text:span text:style-name="T9">[contact_point]</text:span></text:span></text:p>
      <text:list xml:id="list115454300201073" text:continue-numbering="true" text:style-name="Numbering_20_1">
        <text:list-item>
          <text:h text:style-name="P24" text:outline-level="1"><text:soft-page-break/>Article 2 : Objet</text:h>
        </text:list-item>
      </text:list>
      <text:p text:style-name="P3">Les CG<text:span text:style-name="T18">V</text:span> ont pour objet de définir les conditions et les modalités d'interactions pour les actions suivantes :</text:p>
      <text:list xml:id="list3007146969562139234" text:style-name="L1">
        <text:list-item>
          <text:p text:style-name="P34"><text:span text:style-name="T19">La f</text:span>ourniture de <text:span text:style-name="T19">p</text:span>roduits <text:span text:style-name="T19">p</text:span>hysiques et <text:span text:style-name="T19">v</text:span>irtuels.</text:p>
        </text:list-item>
        <text:list-item>
          <text:p text:style-name="P34"><text:span text:style-name="T19">La fourniture de s</text:span>ervices proposés par la <text:span text:style-name="T16">S</text:span>ociété et/ou de <text:span text:style-name="T19">p</text:span>roduits de ses <text:span text:style-name="T19">p</text:span>artenaires au <text:span text:style-name="T16">C</text:span>lient sur le <text:span text:style-name="T20">s</text:span>ite <text:span text:style-name="T21">[website]</text:span>.</text:p>
        </text:list-item>
        <text:list-item>
          <text:p text:style-name="P34"><text:span text:style-name="T19">Les S</text:span>ervices proposés au <text:span text:style-name="T16">Cl</text:span>ient afin de lui permettre de publier, présenter et commercialiser ses propres produits sur Internet et de prévoir la possibilité d’un paiement via Internet ou un autre canal de paiement.</text:p>
        </text:list-item>
        <text:list-item>
          <text:p text:style-name="P34"><text:span text:style-name="T19">La </text:span>fourniture de <text:span text:style-name="T19">p</text:span>roduits <text:span text:style-name="T19">et/ou services au travers du </text:span><text:span text:style-name="T21">[website]</text:span><text:span text:style-name="T19"> ou directement par ses</text:span> Partenaires.</text:p>
        </text:list-item>
      </text:list>
      <text:list xml:id="list115453588515740" text:continue-list="list115454300201073" text:style-name="Numbering_20_1">
        <text:list-item>
          <text:h text:style-name="P25" text:outline-level="1">Article 3 : Conditions d’accessibilité</text:h>
        </text:list-item>
      </text:list>
      <text:p text:style-name="P9">La Société s’efforce de permettre l’accès au site 24 heures sur 24, 7 jours sur 7, sauf en cas de force majeure ou d’un événement hors du contrôle, et sous réserve des éventuelles pannes et interventions de maintenance nécessaires au bon fonctionnement du <text:span text:style-name="T16">S</text:span>ite et des <text:span text:style-name="T16">S</text:span>ervices.</text:p>
      <text:p text:style-name="P9">Par conséquent, la Société ne peut garantir la disponibilité du <text:span text:style-name="T16">S</text:span>ite et/ou des <text:span text:style-name="T16">S</text:span>ervices et la fiabilité des transmissions et des performances en termes de temps de réponse ou de qualité. I<text:span text:style-name="T22">l n’est prévu aucune assistance technique vis à vis d</text:span><text:span text:style-name="T23">u Client </text:span><text:span text:style-name="T22">que ce soit par des moyens électroniques ou téléphoniques.</text:span></text:p>
      <text:p text:style-name="P9">La responsabilité de la Société ne saurait être engagée en cas d’impossibilité d’accès à ce <text:span text:style-name="T16">S</text:span>ite et/ou d’utilisation des <text:span text:style-name="T16">S</text:span>ervices.</text:p>
      <text:p text:style-name="P9">Par ailleurs, la Société peut être amenée à interrompre le <text:span text:style-name="T16">S</text:span>ite ou une partie des <text:span text:style-name="T16">S</text:span>ervices, à tout moment sans préavis, le tout sans droit à indemnités. <text:span text:style-name="T16">Le Client</text:span> reconnaît et accepte que la Société ne soit pas responsable des interruptions et des conséquences qui peuvent en découler pour l<text:span text:style-name="T16">e Client</text:span> ou tout tiers.</text:p>
      <text:list xml:id="list115453562816443" text:continue-numbering="true" text:style-name="Numbering_20_1">
        <text:list-item>
          <text:h text:style-name="P28" text:outline-level="1">Article 4 : Modification des conditions générales d<text:span text:style-name="T24">e ventes</text:span></text:h>
        </text:list-item>
      </text:list>
      <text:p text:style-name="P3">La Société se réserve la possibilité de modifier, à tout moment et sans préavis, les présentes <text:span text:style-name="T25">C</text:span>onditions <text:span text:style-name="T25">Générales de Ventes</text:span> afin de les adapter aux évolutions du <text:span text:style-name="T16">S</text:span>ite et/ou de son exploitation.</text:p>
      <text:p text:style-name="P3">Les <text:span text:style-name="T16">Clients</text:span> qui ne souhaiteraient pas accepter la nouvelle version des CG<text:span text:style-name="T25">V</text:span>, devront le notifier et, à compter de la date à partir de laquelle la nouvelle version prendra effet, ils devront cesser d'utiliser les <text:span text:style-name="T25">S</text:span>ervices.</text:p>
      <text:p text:style-name="P4">Les nouvelles <text:span text:style-name="T16">conditions générales de vente</text:span> seront, le cas échéant, portées à la connaissance des <text:span text:style-name="T16">C</text:span>lient<text:span text:style-name="T16">s</text:span> par modification en ligne.</text:p>
      <text:list xml:id="list115453695484910" text:continue-numbering="true" text:style-name="Numbering_20_1">
        <text:list-item>
          <text:h text:style-name="P25" text:outline-level="1">Article 5 : Règles d'usage <text:span text:style-name="T26">de l'</text:span>internet</text:h>
        </text:list-item>
      </text:list>
      <text:p text:style-name="P9">Le Client déclare accepter les caractéristiques et les  limites de l’internet et en particulier reconnaître :</text:p>
      <text:p text:style-name="P8">- qu’il est le seul responsable de l’usage qu’il fait des informations. En conséquence, l<text:span text:style-name="T27">a Société</text:span> ne pourra pas être tenu, du fait d’une obligation expresse ou tacite,  comme civilement responsable <text:soft-page-break/>envers le Client de quelconques dommages directs ou indirects découlant de l’utilisation desdites informations ;</text:p>
      <text:p text:style-name="P8">- qu’il a connaissance de la nature de l’internet, en  particulier de ses performances techniques et des temps de réponse pour consulter, interroger ou transférer des informations ;</text:p>
      <text:p text:style-name="P8">- que la communication par le Client de ses éléments personnels d’identification ou d’une manière générale de toute information jugée par le Client comme confidentielle est faite sous sa propre responsabilité ;</text:p>
      <text:p text:style-name="P8"> </text:p>
      <text:p text:style-name="P8">- qu’il appartient au Client de prendre toutes mesures nécessaires pour s’assurer que les caractéristiques techniques de son ordinateur lui permettent <text:span text:style-name="T27">de passer commande</text:span> ;</text:p>
      <text:p text:style-name="P8">- qu’il appartient au Client de prendre toutes les  mesures  appropriées de façon à protéger ses  propres données et/ou logiciel de la contamination par d’éventuels virus circulant à travers le site internet <text:span text:style-name="T28">[website]</text:span><text:span text:style-name="T29">.</text:span></text:p>
      <text:list xml:id="list115452502416181" text:continue-numbering="true" text:style-name="Numbering_20_1">
        <text:list-item>
          <text:h text:style-name="P26" text:outline-level="1"><text:span text:style-name="T30">Article 6 : </text:span><text:span text:style-name="T31">Courriers éléctroniques</text:span></text:h>
        </text:list-item>
      </text:list>
      <text:p text:style-name="P10">La Société communique majoritairement par courrier électronique pour des raisons de rapidité.</text:p>
      <text:p text:style-name="P12">L<text:span text:style-name="T27">a Société </text:span>n’est pas responsable en cas de non lecture par le Client de ses courriers électroniques, en cas de courrier électronique filtré par le compte mail du Client ou des fournisseurs d’accès Internet, ou tout autre filtre, ou encore plus généralement tout autre problème lié à l’acheminement d’un courrier électronique. </text:p>
      <text:p text:style-name="P12">Le Client reconnaît la validité et la force probante des échanges et enregistrements électroniques réalisés par l<text:span text:style-name="T26">a Société </text:span>et accepte que lesdits enregistrements reçoivent la même force probante qu’un écrit signé de manière manuscrite.</text:p>
      <text:list xml:id="list115453731208370" text:continue-numbering="true" text:style-name="Numbering_20_1">
        <text:list-item>
          <text:h text:style-name="P25" text:outline-level="1">Article <text:span text:style-name="T26">7</text:span> : Sécurité informatique</text:h>
        </text:list-item>
      </text:list>
      <text:p text:style-name="P9">La Société n’assume aucune responsabilité sur les services accessibles par Internet et n’exerce aucun contrôle de quelque forme que ce soit sur la nature et les caractéristiques des données qui pourraient transiter par l’intermédiaire de son infrastructure technique.</text:p>
      <text:p text:style-name="P9">Aucun site n'étant inviolable, la responsabilité de la Société ne pourra être mise en cause si des données indésirables sont importées et installées sur le <text:span text:style-name="T26">S</text:span>ite à son insu ou si, à l'inverse, les données transmises par l<text:span text:style-name="T26">e Client </text:span>pour gérer son compte ou sa commande sont détournées pour être utilisées illicitement par des tiers.</text:p>
      <text:p text:style-name="P9">Le Site comporte des informations mises à disposition par des sociétés externes ou des liens hypertextes vers d'autres sites qui n'ont pas été développés par la Société.</text:p>
      <text:p text:style-name="P9">L'existence de liens <text:span text:style-name="T26">hypertextes </text:span>du Site vers d'autres sites ne constitue en rien une validation de ces sites ou de leur contenu par <text:span text:style-name="T26">l</text:span>a Société. Il appartient à l'Internaute d'utiliser ces informations ou non. La responsabilité de <text:s/>la Société ne saurait être engagée du fait des informations présentés par ces sites externes.</text:p>
      <text:p text:style-name="P9">Les liens <text:span text:style-name="T26">hypertextes </text:span>sont réalisés en partie automatiquement, et ne peuvent être tous vérifiés par le personnel de la Société. Si toutefois, dans les pages du Site, se trouve un lien avec une page externe dans laquelle des contenus illicites venaient à être diffusés par un tiers, <text:span text:style-name="T26">l</text:span>a société effacera, après avoir été dûment informé desdits contenus, le lien avec cette page.</text:p>
      <text:p text:style-name="P9">La <text:span text:style-name="T26">S</text:span>ociété ne dispose d'aucun moyen pour contrôler ces sites (et/ou les produits et services qu’ils <text:soft-page-break/>proposent) et ces sources, et ne répond pas de la disponibilité de tels sites et sources externes ni ne la garantit.</text:p>
      <text:p text:style-name="P9">En conséquence, l<text:span text:style-name="T26">e Client </text:span>prend acte de ce que, lorsqu'il communique sur le <text:span text:style-name="T26">S</text:span>ite des informations jugées confidentielles, cette communication se fera à ses risques et périls.</text:p>
      <text:p text:style-name="P23">En tant <text:span text:style-name="T32">que Client</text:span> inscrit à un ou des <text:span text:style-name="T32">s</text:span>ervices <text:span text:style-name="T32">ayant commandé ou pas</text:span>, celui-ci peut disposer d'un espace personnel. Le <text:span text:style-name="T32">s</text:span>ite n'étant cependant pas conçu pour la sauvegarde de contenus, il appartient <text:span text:style-name="T32">au Client</text:span> de prendre les mesures nécessaires à cet effet.</text:p>
      <text:list xml:id="list115452747313372" text:continue-numbering="true" text:style-name="Numbering_20_1">
        <text:list-item>
          <text:h text:style-name="P25" text:outline-level="1">Article <text:span text:style-name="T26">8</text:span> : Propriété intellectuelle des données</text:h>
        </text:list-item>
      </text:list>
      <text:p text:style-name="P13">Il est précisé que la Charte Graphique, les Contenus du <text:span text:style-name="T26">S</text:span>ite sont protégés par la législation relative à la propriété intellectuelle actuellement en vigueur en France, et ce pour le monde entier. [website] est titulaire de l’intégralité des droits y afférant.</text:p>
      <text:p text:style-name="P13">A ce titre, seule l'utilisation de la <text:span text:style-name="T33">c</text:span>harte graphique et des <text:span text:style-name="T33">c</text:span>ontenus pour un usage privé est autorisée <text:span text:style-name="T34">et ce conformément aux dispositions du Code de la propriété intellectuelle.</text:span></text:p>
      <text:p text:style-name="P21"><text:span text:style-name="T36">En conséquence, </text:span><text:span text:style-name="T37">le Client </text:span><text:span text:style-name="T36">ne peut représenter, reproduire, modifier, ni de manière plus générale, modifier, copier, traduire, reproduire, vendre, publier, exploiter et diffuser dans un format numérique ou autre, tout ou partie des informations, textes, photos, images, vidéos et données présents sur le Site, qui constituent des œuvres au sens des dispositions de l’article L.112-1 du </text:span><text:span text:style-name="T37">C</text:span><text:span text:style-name="T36">ode de la propriété intellectuelle, </text:span><text:span text:style-name="T38">et toutes autres données,</text:span><text:span text:style-name="T36"> sans autorisation </text:span><text:span text:style-name="T39">préalable écrite </text:span><text:span text:style-name="T36">de [website].</text:span></text:p>
      <text:p text:style-name="P14"><text:span text:style-name="T36">Toute exploitation non autorisée de la </text:span><text:span text:style-name="T39">c</text:span><text:span text:style-name="T36">harte </text:span><text:span text:style-name="T39">g</text:span><text:span text:style-name="T36">raphique, </text:span><text:span text:style-name="T37">de</text:span><text:span text:style-name="T39">s c</text:span><text:span text:style-name="T36">ontenus, </text:span><text:span text:style-name="T37">de </text:span><text:span text:style-name="T39">la marque</text:span><text:span text:style-name="T36"> est constitutive d’actes de contrefaçon de droit d’auteur et/ou </text:span><text:span text:style-name="T37">de </text:span><text:span text:style-name="T36">droit des </text:span><text:span text:style-name="T37">marques</text:span><text:span text:style-name="T36"> et engage la responsabilité pénale et civile d</text:span><text:span text:style-name="T37">u Client </text:span><text:span text:style-name="T36">sur le fondement de la contrefaçon de droits d’auteur et/ou </text:span><text:span text:style-name="T37">de </text:span><text:span text:style-name="T36">droit des </text:span><text:span text:style-name="T37">marque</text:span><text:span text:style-name="T36">s, et éventuellement sur le fondement </text:span><text:span text:style-name="T40">du parasitisme et/ou </text:span><text:span text:style-name="T36">de la concurrence déloyale.</text:span></text:p>
      <text:list xml:id="list115453150645640" text:continue-numbering="true" text:style-name="Numbering_20_1">
        <text:list-item>
          <text:h text:style-name="P25" text:outline-level="1">Article <text:span text:style-name="T26">9</text:span> : Perte <text:span text:style-name="T43">et protections </text:span>des données informatiques</text:h>
        </text:list-item>
      </text:list>
      <text:p text:style-name="P21">La Société n’encourra aucune responsabilité d’aucune sorte (ni directe, ni indirecte, ni principale, ni incidente) pour tout préjudice subi par<text:span text:style-name="Strong_20_Emphasis"><text:span text:style-name="T6"> </text:span></text:span><text:span text:style-name="Strong_20_Emphasis"><text:span text:style-name="T12">le Client</text:span></text:span><text:span text:style-name="T35"> </text:span>du fait de la perte totale ou partielle ou encore du fait de l’endommagement de tous programmes, données ou matériels à l’occasion de l’accès ou de l’utilisation du site (ou d’un autre site référencé sur le site). </text:p>
      <text:p text:style-name="P21"><text:span text:style-name="T44">Il appartient exclusivement </text:span><text:span text:style-name="T45">au Client </text:span><text:span text:style-name="T44">de prendre toutes les mesures appropriées afin de protéger ses propres matériels, programmes et données de la contamination par toutes formes de logiciel malveillant circulant sur Internet.</text:span></text:p>
      <text:list xml:id="list115452743558183" text:continue-numbering="true" text:style-name="Numbering_20_1">
        <text:list-item>
          <text:h text:style-name="P24" text:outline-level="1">Article <text:span text:style-name="T26">10</text:span> : Données collectées</text:h>
        </text:list-item>
      </text:list>
      <text:p text:style-name="P21"><text:span text:style-name="Strong_20_Emphasis"><text:span text:style-name="T7">[company] </text:span></text:span>s’engage à respecter la confidentialité des données personnelles communiquées par <text:span text:style-name="T46">les Clients</text:span> sur le Site et à les traiter dans le respect de la loi Informatique et Libertés du 6 janvier 1978.</text:p>
      <text:p text:style-name="P21"><text:span text:style-name="Strong_20_Emphasis"><text:span text:style-name="T7">[company]</text:span></text:span> informe<text:span text:style-name="T35"> le</text:span><text:span text:style-name="Strong_20_Emphasis"><text:span text:style-name="T13"> </text:span></text:span><text:span text:style-name="Strong_20_Emphasis"><text:span text:style-name="T12">Client</text:span></text:span><text:span text:style-name="T35"> </text:span>que ces données seront utilisées par ses services internes et/ou ceux de ses filiales aux seules fins :</text:p>
      <text:p text:style-name="P21">- de prendre contact avec lui dans le cas où une de ses réponses à une offre publiée par <text:span text:style-name="Strong_20_Emphasis"><text:span text:style-name="T7">[company] </text:span></text:span><text:s/>intéresserait celle-ci,</text:p>
      <text:p text:style-name="P21">- de lui envoyer une alerte automatique dès lors qu’une offre publiée sur le Site correspond aux <text:soft-page-break/>critères de recherche éventuellement saisis par lui.</text:p>
      <text:p text:style-name="P15">- l'utilisation de cookies. Les cookies arrivent en général à échéance au plus tard 12 mois après avoir été placé sur le terminal. Les cookies majoritairement utilisés sont : Google Analytics, Facebook, google +, Twitter, etc.</text:p>
      <text:p text:style-name="P21">Le Client a toutefois la faculté de s’opposer à l’enregistrement de <text:span text:style-name="T47">cookies</text:span> en configurant son navigateur à cette fin, par exemple :</text:p>
      <text:p text:style-name="P21"/>
      <text:p text:style-name="P16">Pour Mozilla firefox :</text:p>
      <text:p text:style-name="P8"> </text:p>
      <text:p text:style-name="P8">   1. Choisir le menu « outil » puis « option » </text:p>
      <text:p text:style-name="P8">   2. Cliquer sur l’icône « vie privée »</text:p>
      <text:p text:style-name="P8">   3. Repérer le menu « cookie » et sélectionner les options qui conviennent</text:p>
      <text:p text:style-name="P8"/>
      <text:p text:style-name="P16">Pour Microsoft Internet Explorer :</text:p>
      <text:p text:style-name="P8">   1. Choisir le menu « outil » puis « options internet »</text:p>
      <text:p text:style-name="P8">   2. Cliquer sur l’icône « Confidentialité »</text:p>
      <text:p text:style-name="P8">   3. Sélectionner le niveau souhaité à l’aide du curseur</text:p>
      <text:p text:style-name="P8"/>
      <text:p text:style-name="P21">Ces données sont par ailleurs obligatoirement conservées dans les conditions conformes aux termes du 'Décret n° 2011-219 du 25 février 2011 relatif à la conservation et à la communication des données permettant d'identifier toute personne ayant contribué à la création d'un contenu mis en ligne.</text:p>
      <text:p text:style-name="P21">Au titre de la Loi n° 78-17 Informatique et Libertés du 6 janvier 1978, <text:span text:style-name="T26">le Client</text:span> dispose d’un droit d’accès, de rectification et de suppression des informations personnelles le concernant qu’il peut exercer à tout moment par écrit à l’adresse postale suivante : </text:p>
      <text:p text:style-name="P17"><text:span text:style-name="T48">Société : </text:span><text:span text:style-name="Strong_20_Emphasis"><text:span text:style-name="T4">[company] </text:span></text:span><text:span text:style-name="Strong_20_Emphasis"><text:span text:style-name="T5">Adresse societe : [adress]</text:span></text:span></text:p>
      <text:list xml:id="list115454249381640" text:continue-numbering="true" text:style-name="Numbering_20_1">
        <text:list-item>
          <text:h text:style-name="P24" text:outline-level="1">Article <text:span text:style-name="T49">11</text:span> : Vente</text:h>
          <text:list>
            <text:list-item>
              <text:h text:style-name="P29" text:outline-level="2"><text:span text:style-name="T50">Les p</text:span>rix</text:h>
            </text:list-item>
          </text:list>
        </text:list-item>
      </text:list>
      <text:p text:style-name="P18">Les prix de nos produits sont indiqués en euros toutes taxes comprises (TVA + autres taxes et notamment taxe sur les vidéogrammes, éco-participation…) hors participation aux frais de traitement et d'expédition (voir Délais et coûts).</text:p>
      <text:p text:style-name="P18">En cas de commande vers un pays autre que la France métropolitaine vous êtes l'importateur du ou des produits concernés. Pour tous les produits expédiés hors Union européenne et DOM-TOM, le prix sera calculé hors taxes automatiquement sur la facture. Des droits de douane ou autres taxes locales ou droits d'importation ou taxes d'état sont susceptibles d'être exigibles. Ces droits et sommes ne relèvent pas du ressort de <text:span text:style-name="Strong_20_Emphasis"><text:span text:style-name="T10">[website]</text:span></text:span>. Ils seront à votre charge et relèvent de votre entière responsabilité, tant en termes de déclarations que de paiements aux autorités et/organismes compétents de votre pays. Nous vous conseillons de vous renseigner sur ces aspects auprès de vos autorités locales.</text:p>
      <text:p text:style-name="P18"><text:soft-page-break/>La <text:span text:style-name="T26">S</text:span>ociété se réserve le droit de modifier ses prix à tout moment mais les produits seront facturés sur la base des tarifs en vigueur au moment de votre validation de commande.</text:p>
      <text:p text:style-name="P18">Les produits demeurent la propriété de la <text:span text:style-name="T26">S</text:span>ociété jusqu'au complet paiement du prix. Nous vous rappelons qu’au moment où vous prenez possession physiquement des produits commandés, les risques de perte ou d’endommagement des produits vo<text:span text:style-name="T26">us</text:span> sont transférés.</text:p>
      <text:list xml:id="list115452540484735" text:continue-numbering="true" text:style-name="Numbering_20_1">
        <text:list-item>
          <text:list>
            <text:list-item>
              <text:h text:style-name="P29" text:outline-level="2">Commande</text:h>
            </text:list-item>
          </text:list>
        </text:list-item>
      </text:list>
      <text:p text:style-name="P18">Vous pouvez passer commande : <text:span text:style-name="Strong_20_Emphasis"><text:span text:style-name="T10">[website]</text:span></text:span></text:p>
      <text:p text:style-name="P18">Les informations contractuelles sont présentées en langue française et feront l'objet d'une confirmation reprenant ces informations contractuelles au plus tard au moment de votre validation de commande.</text:p>
      <text:p text:style-name="P18"/>
      <text:list xml:id="list115452850385142" text:continue-numbering="true" text:style-name="Numbering_20_1">
        <text:list-item>
          <text:list>
            <text:list-item>
              <text:h text:style-name="P29" text:outline-level="2">Validation de votre commande</text:h>
              <text:list>
                <text:list-item>
                  <text:h text:style-name="P30" text:outline-level="3">Disponibilité</text:h>
                </text:list-item>
              </text:list>
            </text:list-item>
          </text:list>
        </text:list-item>
      </text:list>
      <text:p text:style-name="P18"><text:span text:style-name="T51">La Société</text:span> est un détaillant et n'a pas vocation à vendre en quantités importantes les produits proposés. En conséquence, <text:span text:style-name="T52">la Société</text:span> se réserve de le droit de refuser les commandes d'un même produit en quantité importante et ce dès <text:span text:style-name="T51">2</text:span> Articles identiques.</text:p>
      <text:p text:style-name="P18">Nos offres de produits sont valables tant qu’ils sont visibles sur le <text:span text:style-name="T26">S</text:span>ite, dans la limite des stocks disponibles hors opérations promotionnelles mentionnées comme telles sur les sites. Dans l'éventualité d'une indisponibilité de produit après passation de votre commande, nous vous en informerons par mail. Votre commande sera automatiquement annulée.</text:p>
      <text:list xml:id="list115452399961064" text:continue-numbering="true" text:style-name="Numbering_20_1">
        <text:list-item>
          <text:list>
            <text:list-item>
              <text:h text:style-name="P29" text:outline-level="2">Livraison</text:h>
              <text:list>
                <text:list-item>
                  <text:h text:style-name="P30" text:outline-level="3">Généralités <text:span text:style-name="T51">livraison</text:span></text:h>
                </text:list-item>
              </text:list>
            </text:list-item>
          </text:list>
        </text:list-item>
      </text:list>
      <text:p text:style-name="P18">Les produits sont livrés à l'adresse de livraison que vous avez indiquée au cours du processus de commande, sauf restrictions de livraison indiquées dans la rubrique « Conditions de livraison », dans le délai indiqué sur la page de validation de la commande par le <text:span text:style-name="T26">C</text:span>lient.</text:p>
      <text:p text:style-name="P18">Le délai de livraison correspond au délai d’expédition indiqué sur la fiche Article auquel s’ajoute le délai de traitement et d’acheminement.</text:p>
      <text:p text:style-name="P18">En cas de livraison par un transporteur nécessitant une prise de rendez-vous avec le <text:span text:style-name="T26">C</text:span>lient, ce dernier prendra contact avec vous dans les plus brefs délais pour convenir avec vous d’un rendez-vous de livraison, 30 jours au plus tard à compter de la date de votre validation de commande. </text:p>
      <text:p text:style-name="P18"><text:span text:style-name="T52">La Société</text:span> ne peut être responsable de retard de livraison dû exclusivement à une indisponibilité du <text:span text:style-name="T26">C</text:span>lient après plusieurs propositions de rendez-vous par le transporteur.</text:p>
      <text:p text:style-name="P18">Lorsque vous commandez plusieurs produits en même temps et que ceux-ci ont des délais de livraison différents, le délai de livraison de la commande est basé sur le délai le plus éloigné. <text:span text:style-name="T53">La Société</text:span> se réserve toutefois la possibilité de fractionner les expéditions. La participation aux frais de traitement et d'expédition ne sera facturée que pour un seul envoi.</text:p>
      <text:p text:style-name="P18">En cas de retard d’expédition, <text:span text:style-name="T53">la Société pourra vous informer par </text:span>mail.</text:p>
      <text:p text:style-name="P18">En tout état de cause, conformément aux dispositions légales, en cas de retard de livraison, vous <text:soft-page-break/>bénéficiez de la possibilité de résoudre le contrat dans les conditions et modalités définies à l’Article L 138-2 du Code de la consommation. Dans ce cas, si vous avez reçu le produit, après votre annulation, nous procéderons au remboursement du produit et aux frais « aller » dans les conditions de l’Article L 138-3 du Code de la consommation.</text:p>
      <text:p text:style-name="P18">Nous vous invitons également à consulter régulièrement votre suivi de commande et à contacter le Service clientèle pour toute question ou en cas de problème. <text:span text:style-name="T53">Vous pouvez aussi consulter </text:span>votre page "Mon Compte" ; pour cela il vous suffit de vous identifier à l’aide de votre adresse e-mail et votre mot de passe.</text:p>
      <text:p text:style-name="P18">En cas de paiement par carte bancaire ou privative et de livraisons fractionnées, seuls les produits expédiés sont débités.</text:p>
      <text:p text:style-name="P18">Nous vous rappelons qu’au moment où vous (ou un tiers désigné par vous) prenez possession physiquement des produits commandés, les risques de perte ou d’endommagement des produits vo<text:span text:style-name="T26">us</text:span> sont transférés.</text:p>
      <text:list xml:id="list115452852482289" text:continue-numbering="true" text:style-name="Numbering_20_1">
        <text:list-item>
          <text:list>
            <text:list-item>
              <text:h text:style-name="P29" text:outline-level="2">Réserves</text:h>
            </text:list-item>
          </text:list>
        </text:list-item>
      </text:list>
      <text:p text:style-name="P18">Vous devez notifier au transporteur et à <text:span text:style-name="T54">la Société </text:span>toutes réserves sur le produit livré (par exemple : colis endommagé, déjà ouvert...).</text:p>
      <text:list xml:id="list115454068440729" text:continue-numbering="true" text:style-name="Numbering_20_1">
        <text:list-item>
          <text:list>
            <text:list-item>
              <text:h text:style-name="P29" text:outline-level="2">Paiement</text:h>
            </text:list-item>
          </text:list>
        </text:list-item>
      </text:list>
      <text:p text:style-name="P18">Nous vous rappelons que le fait de valider votre commande implique l’obligation à votre charge de payer le prix indiqué. Le règlement de vos achats peut s'effectuer selon les moyens de paiement acceptés par <text:span text:style-name="Strong_20_Emphasis"><text:span text:style-name="T10">[website]</text:span></text:span> indiqués dans la rubrique « Moyens de paiement ».</text:p>
      <text:p text:style-name="P18">Le débit de la carte <text:span text:style-name="T26">est effectué au moment du passage de la commande.</text:span></text:p>
      <text:list xml:id="list115453097185351" text:continue-numbering="true" text:style-name="Numbering_20_1">
        <text:list-item>
          <text:list>
            <text:list-item>
              <text:h text:style-name="P29" text:outline-level="2">Droit de rétractation</text:h>
              <text:list>
                <text:list-item>
                  <text:h text:style-name="P30" text:outline-level="3">Délai légal du droit de rétractation</text:h>
                </text:list-item>
              </text:list>
            </text:list-item>
          </text:list>
        </text:list-item>
      </text:list>
      <text:p text:style-name="P18">Conformément aux dispositions légales en vigueur, vous disposez d’un délai de 14 jours à compter de la réception de vos produits pour exercer votre droit de rétractation sans avoir à justifier de motifs ni à payer de pénalité. Après communication de votre décision d’exercer votre droit de rétractation dans ce délai de 14 jours, vous disposez d’un autre délai de 14 jours pour renvoyer le ou les produits concernés par la rétractation.</text:p>
      <text:p text:style-name="P19">Ce délai n'est pas applicable pour les professionnels</text:p>
      <text:list xml:id="list115452857897508" text:continue-numbering="true" text:style-name="Numbering_20_1">
        <text:list-item>
          <text:list>
            <text:list-item>
              <text:list>
                <text:list-item>
                  <text:h text:style-name="P30" text:outline-level="3"><text:s/>Conditions d’exercice du droit de rétractation</text:h>
                </text:list-item>
              </text:list>
            </text:list-item>
          </text:list>
        </text:list-item>
      </text:list>
      <text:p text:style-name="P18">En cas d’exercice du droit de rétractation dans le délai visé au <text:span text:style-name="T55">12,7,1</text:span>, seul le prix du ou des produits achetés et les frais d’envoi seront remboursés, les frais de retour restant à votre charge.</text:p>
      <text:p text:style-name="P18">Les retours sont à effectuer dans leur état d'origine et complets (emballage, accessoires, notice...) permettant leur « recommercialisation » à l’état neuf, et, si possible, accompagnés d’une copie de la facture d'achat pour une gestion optimisée. En cas de dépréciation du produit résultant de manipulations autres que celles nécessaires pour établir la nature, les caractéristiques et le bon fonctionnement du produit, votre responsabilité peut être engagée.</text:p>
      <text:p text:style-name="P18">Pour exercer votre droit de rétractation, conformément aux dispositions légales, <text:span text:style-name="T55">v</text:span>ous pouvez exercer votre droit de rétractation par tout moyen à la <text:span text:style-name="T55">Société</text:span> et notamment par courrier postal ou <text:soft-page-break/>un mail exprimant votre volonté de vous rétracter sans aucune ambiguïté, et mentionnant la commande concernée par cette rétractation.</text:p>
      <text:p text:style-name="P18">Une fois le formulaire ou la déclaration de rétractation envoyée à <text:span text:style-name="T56">la Société</text:span> au plus tard dans les 15 jours suivant la réception de votre commande, vous devez renvoyer le ou les produits concernés à <text:span text:style-name="T56">la société</text:span> et, au plus tard, dans les 15 jours à compter de l’envoi du formulaire ou la déclaration de rétractation à <text:span text:style-name="T56">la Société.</text:span></text:p>
      <text:p text:style-name="P18">Si vous décidez de renvoyer le produit auprès de <text:span text:style-name="T56">la Société</text:span>, conformément aux dispositions légales, <text:span text:style-name="T55">les frais de retour sont à la charge du Client.</text:span></text:p>
      <text:p text:style-name="P18"><text:s/>- <text:span text:style-name="T57">Produits exclus du droit de rétractation</text:span></text:p>
      <text:p text:style-name="P18">Conformément à la <text:span text:style-name="T56">réglementation</text:span> en vigueur, le droit de rétractation ne peut être exercé pour les enregistrements audio, vidéo ou de logiciels informatiques descellés par le <text:span text:style-name="T55">C</text:span>lient, les biens confectionnés selon les spécifications du <text:span text:style-name="T55">C</text:span>lient ou personnalisés et les biens descellés par le <text:span text:style-name="T55">C</text:span>lient et ne pouvant être renvoyés pour des raisons d’hygiène ou de protection de la santé.</text:p>
      <text:p text:style-name="P18"><text:s/>- <text:span text:style-name="T57">Adresse de retour</text:span></text:p>
      <text:p text:style-name="P18"/>
      <text:p text:style-name="P18">Contactez notre Service Clients en cliquant ici.</text:p>
      <text:p text:style-name="P17"><text:span text:style-name="Strong_20_Emphasis"><text:span text:style-name="T11">[contact_point]</text:span></text:span></text:p>
      <text:p text:style-name="P18"><text:s/>- <text:span text:style-name="T57">Remboursement</text:span></text:p>
      <text:p text:style-name="P18">En cas d’exercice du droit de rétractation, <text:span text:style-name="T55">la Société</text:span> procédera au remboursement des sommes versées (y compris les frais de livraison) au plus tard dans les 14 jours à compter de la date à laquelle <text:span text:style-name="T55">la Société</text:span> est informée de votre décision de vous rétracter et selon le même moyen de paiement que celui utilisé pour la commande (sauf votre accord exprès pour un remboursement selon un autre moyen de paiement). Cette date de remboursement pouvant être différée jusqu’à récupération du produit ou jusqu’à ce que vous ayez fourni une preuve de l’expédition du produit, la date retenue étant celle du premier de ces faits. <text:span text:style-name="T58">La Société</text:span> n’est pas tenue de vous rembourser les frais supplémentaires si vous avez expressément choisi un mode de livraison plus coûteux que le mode de livraison standard proposé sur <text:span text:style-name="T58">le </text:span><text:span text:style-name="Strong_20_Emphasis"><text:span text:style-name="T10">[website]</text:span></text:span></text:p>
      <text:p text:style-name="P18">Aucun envoi en contre-remboursement ne sera accepté quel qu'en soit <text:span text:style-name="T55">le </text:span>motif.</text:p>
      <text:p text:style-name="P18">Les avantages obtenus lors de l’achat de produit, notamment grâce à une carte de fidélité, seront annulés en cas de restitution du produit accompagnée d’un remboursement du dit produit.</text:p>
      <text:list xml:id="list115453449012984" text:continue-numbering="true" text:style-name="Numbering_20_1">
        <text:list-item>
          <text:list>
            <text:list-item>
              <text:h text:style-name="P29" text:outline-level="2">Garanties</text:h>
              <text:list>
                <text:list-item>
                  <text:h text:style-name="P30" text:outline-level="3">Conformité des produits</text:h>
                </text:list-item>
              </text:list>
            </text:list-item>
          </text:list>
        </text:list-item>
      </text:list>
      <text:p text:style-name="P18">Conformément aux dispositions des garanties légales de conformité et des vices cachés nous vous remboursons ou nous vous échangeons les produits apparemment défectueux ou ne correspondant pas à votre commande. Si vous demandez le remboursement, nous vous remercions de bien vouloir nous contacter </text:p>
      <text:p text:style-name="P17"><text:span text:style-name="Strong_20_Emphasis"><text:span text:style-name="T11">[contact_point]</text:span></text:span></text:p>
      <text:p text:style-name="P18">Les produits doivent nous être retournés ou rapportés en magasin dans l'état dans lequel vous les avez reçus avec l'ensemble des éléments (accessoires, notice...) dans un emballage permettant un transport dans de bonnes conditions. Les frais d'envoi vous seront remboursés sur la base du tarif facturé et les frais de retour vous seront remboursés sur présentation des justificatifs.</text:p>
      <text:p text:style-name="P18"><text:soft-page-break/>Il est rappelé que dans le cadre de la garantie légale de conformité, le consommateur :</text:p>
      <text:list xml:id="list934518768446371239" text:style-name="L2">
        <text:list-item>
          <text:p text:style-name="P31">bénéficie d’un délai de deux ans à compter de la délivrance du bien pour agir vis-à-vis de son vendeur ;</text:p>
        </text:list-item>
        <text:list-item>
          <text:p text:style-name="P31">peut choisir entre la réparation ou le remplacement du bien, sous réserve des conditions de coût prévues par l’article L. 211-9 du <text:span text:style-name="T55">C</text:span>ode de la consommation ;</text:p>
        </text:list-item>
        <text:list-item>
          <text:p text:style-name="P31">est dispensé de rapporter la preuve de l’existence du défaut de conformité du bien durant les six mois suivant la délivrance du bien. Ce délai est porté à 24 mois à compter du 18 mars 2016, sauf pour les biens d’occasion.</text:p>
        </text:list-item>
      </text:list>
      <text:p text:style-name="P18">La garantie légale de conformité s’applique indépendamment de la garantie commerciale pouvant éventuellement couvrir votre bien. Il est rappelé que le consommateur peut décider de mettre en œuvre la garantie contre les défauts cachés de la chose vendue au sens de l’article 1641 du code civil et que dans cette hypothèse, il peut choisir entre la résolution de la vente ou une réduction du prix de vente conformément à l’article 1644 du Code Civil.</text:p>
      <text:p text:style-name="P18">Les dispositions de cet Article ne vous empêchent pas de bénéficier du droit de rétractation.</text:p>
      <text:list xml:id="list115452292026990" text:continue-list="list115453449012984" text:style-name="Numbering_20_1">
        <text:list-item>
          <text:list>
            <text:list-item>
              <text:h text:style-name="P29" text:outline-level="2"><text:span text:style-name="T50">Conditions de la garantie commerciale</text:span> </text:h>
            </text:list-item>
          </text:list>
        </text:list-item>
      </text:list>
      <text:p text:style-name="P21">Attention : La facture d’achat du produit tient lieu de garantie et de certificat de dédouanement. Aucun duplicata ne sera délivré. Nos produits sont destinés à des particuliers pour une utilisation familiale et bénéficient (si précisé sur la facture) d’une garantie totale (pièces et main d’œuvre) pour la durée <text:span text:style-name="T59">de la garantie. Sont </text:span>exclus :</text:p>
      <text:list xml:id="list6202031432007051861" text:style-name="L3">
        <text:list-item>
          <text:p text:style-name="P32">Batteries, lampes, antennes télescopiques, casques de baladeurs, microphones, l’usure des têtes d’enregistrement, de lecture et les diamants et, plus généralement, les consommables fournis avec les appareils ;</text:p>
        </text:list-item>
      </text:list>
      <text:list xml:id="list3192444143661224191" text:style-name="L4">
        <text:list-item>
          <text:p text:style-name="P33"><text:span text:style-name="T59">L</text:span>es données et/ou logiciels enregistrés sur les appareils ;</text:p>
        </text:list-item>
        <text:list-item>
          <text:p text:style-name="P33"><text:span text:style-name="T59">L</text:span>es accessoires de jeu vidéo sont garantis trois mois ;</text:p>
        </text:list-item>
        <text:list-item>
          <text:p text:style-name="P33">Les dommages causés par la foudre, par une surtension électrique et/ou l’utilisation d’une antenne défectueuse ;</text:p>
        </text:list-item>
        <text:list-item>
          <text:p text:style-name="P33">Les dommages causés par une cause externe : foudre, choc, pression excessive, présence d’eau et/ou de sable et/ou de poussière, accident, fluctuation de courant, virus informatique, oxydation, et plus généralement tous corps étrangers à l’appareil ainsi que résultant d’une utilisation anormale ou contraire aux prescriptions du constructeur (telles que mentionnées dans les notices fournies) ;</text:p>
        </text:list-item>
        <text:list-item>
          <text:p text:style-name="P33">Les dommages causés par tous logiciels non fournis d’origine avec les appareils et par le branchement de périphériques non compatibles.</text:p>
        </text:list-item>
      </text:list>
      <text:p text:style-name="P18">Si vous avez souscrit un contrat d’assurance ou d’extension de garantie couvrant votre produit, vous pouvez la faire jouer, suivant ses conditions de mise en œuvre.</text:p>
      <text:list xml:id="list115452353847066" text:continue-list="list115452292026990" text:style-name="Numbering_20_1">
        <text:list-item>
          <text:h text:style-name="P27" text:outline-level="1">Article 12 : Dispositions générales</text:h>
        </text:list-item>
      </text:list>
      <text:p text:style-name="P5"><text:span text:style-name="T41">- </text:span><text:span text:style-name="T42">Nullité</text:span></text:p>
      <text:p text:style-name="P20">Si l’une quelconque des stipulations des présentes s’avérait nulle au regard d’une règle de droit en vigueur ou d’une décision judiciaire devenue définitive, elle serait alors réputée non écrite, sans pour autant entraîner la nullité du contrat ni altérer la validité de ses autres dispositions.</text:p>
      <text:p text:style-name="P8"><text:soft-page-break/><text:span text:style-name="T60">- </text:span><text:span text:style-name="T61">Renonciation</text:span></text:p>
      <text:p text:style-name="P20">Le fait que l’une ou l’autre des parties ne revendique pas l’application d’une clause quelconque des présentes conditions générales ou acquiesce à son inexécution, que ce soit de manière permanente ou temporaire, ne pourra être interprété comme une renonciation par cette partie aux droits qui découlent pour elle de la dite clause.</text:p>
      <text:list xml:id="list115453906494229" text:continue-numbering="true" text:style-name="Numbering_20_1">
        <text:list-item>
          <text:h text:style-name="P24" text:outline-level="1">Article <text:span text:style-name="T62">13 :</text:span> Loi applicable et juridiction compétente</text:h>
        </text:list-item>
      </text:list>
      <text:p text:style-name="P11"><text:span text:style-name="T55">L</text:span>es présentes <text:span text:style-name="T55">conditions générales</text:span> sont soumises à la loi française. <text:span text:style-name="T55">E</text:span>n cas de litige li<text:span text:style-name="T55">é</text:span> à l’interprétation, la validité et les conséquences des présentes <text:span text:style-name="T55">conditions générales</text:span> et, <text:span text:style-name="T55">à</text:span> défaut de solution amiable préalable, les tribunaux de <text:span text:style-name="Strong_20_Emphasis"><text:span text:style-name="T14">« VILLE </text:span></text:span><text:span text:style-name="Strong_20_Emphasis"><text:span text:style-name="T15">TRIBUNAL </text:span></text:span><text:span text:style-name="Strong_20_Emphasis"><text:span text:style-name="T14">»</text:span></text:span> seront seuls compétents.</text:p>
      <text:p text:style-name="P2">VERSION APPLICABLE AU « <text:span text:style-name="T2">DATECGV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Arial1" svg:font-family="Aria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size="10pt" officeooo:rsid="00235f8d" officeooo:paragraph-rsid="001e714d" style:font-size-asian="10pt" style:font-size-complex="10pt"/>
    </style:style>
    <style:style style:name="MT1" style:family="text">
      <style:text-properties officeooo:rsid="002586b6"/>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Image1" text:anchor-type="paragraph" svg:x="9.241cm" svg:y="0cm" svg:width="2.117cm" svg:height="0.397cm" draw:z-index="9"><draw:image xlink:href="Pictures/10000000000000500000000FE0733BDF34EA209F.png" xlink:type="simple" xlink:show="embed" xlink:actuate="onLoad"/></draw:frame><text:span text:style-name="MT1">Version 1.0.0 - 20180530 <text:tab/>- Licence : <text:s/><text:tab/></text:span>Page <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8M55S</meta:editing-duration>
    <meta:editing-cycles>8</meta:editing-cycles>
    <meta:generator>LibreOffice/5.2.2.2$Windows_x86 LibreOffice_project/8f96e87c890bf8fa77463cd4b640a2312823f3ad</meta:generator>
    <dc:date>2018-07-19T11:54:52.100000000</dc:date>
    <meta:document-statistic meta:table-count="0" meta:image-count="1" meta:object-count="0" meta:page-count="10" meta:paragraph-count="161" meta:word-count="4188" meta:character-count="26523" meta:non-whitespace-character-count="22429"/>
    <meta:user-defined meta:name="Info 1"/>
    <meta:user-defined meta:name="Info 2"/>
    <meta:user-defined meta:name="Info 3"/>
    <meta:user-defined meta:name="Info 4"/>
  </office:meta>
</office:document-meta>
</file>